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fe03"/>
    </style:style>
    <style:style style:name="P2" style:family="paragraph" style:parent-style-name="Standard">
      <style:text-properties fo:font-weight="bold" officeooo:paragraph-rsid="001afe03" style:font-weight-asian="bold" style:font-weight-complex="bold"/>
    </style:style>
    <style:style style:name="P3" style:family="paragraph" style:parent-style-name="Standard">
      <style:text-properties officeooo:paragraph-rsid="001b4f1d"/>
    </style:style>
    <style:style style:name="P4" style:family="paragraph" style:parent-style-name="Standard">
      <style:text-properties officeooo:paragraph-rsid="001db43c"/>
    </style:style>
    <style:style style:name="P5" style:family="paragraph" style:parent-style-name="Standard">
      <style:text-properties officeooo:paragraph-rsid="001dd3f4"/>
    </style:style>
    <style:style style:name="T1" style:family="text">
      <style:text-properties officeooo:rsid="001afe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fe03" style:font-weight-asian="bold" style:font-weight-complex="bold"/>
    </style:style>
    <style:style style:name="T4" style:family="text">
      <style:text-properties fo:font-weight="bold" officeooo:rsid="001b4f1d" style:font-weight-asian="bold" style:font-weight-complex="bold"/>
    </style:style>
    <style:style style:name="T5" style:family="text">
      <style:text-properties fo:font-weight="bold" officeooo:rsid="001db43c" style:font-weight-asian="bold" style:font-weight-complex="bold"/>
    </style:style>
    <style:style style:name="T6" style:family="text">
      <style:text-properties fo:font-weight="bold" officeooo:rsid="001dd3f4" style:font-weight-asian="bold" style:font-weight-complex="bold"/>
    </style:style>
    <style:style style:name="T7" style:family="text">
      <style:text-properties officeooo:rsid="001db43c"/>
    </style:style>
    <style:style style:name="T8" style:family="text">
      <style:text-properties officeooo:rsid="001dd3f4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En el archivo libros.xml selecciona lo que se pide en cada apartado de forma que obtengas las respuestas dadas. </text:p>
      <text:p text:style-name="P1"/>
      <text:p text:style-name="P1">1. Seleccionar todos los nodos <text:span text:style-name="T1">autor</text:span></text:p>
      <text:p text:style-name="P1"><text:tab/><text:span text:style-name="T2">//</text:span><text:span text:style-name="T3">autor</text:span></text:p>
      <text:p text:style-name="P1">2. Seleccionar todos los nodos Titulo</text:p>
      <text:p text:style-name="P2"><text:tab/>//<text:span text:style-name="T1">titulo</text:span></text:p>
      <text:p text:style-name="P1">3. Seleccionar el Titulo del tercer libro</text:p>
      <text:p text:style-name="P1"><text:tab/><text:span text:style-name="T2">//</text:span><text:span text:style-name="T3">titulo</text:span></text:p>
      <text:p text:style-name="P1">4. Seleccionar los nombres de los autores del 5 libro</text:p>
      <text:p text:style-name="P1"><text:tab/><text:span text:style-name="T2">//libro[3]/</text:span><text:span text:style-name="T4">autores</text:span></text:p>
      <text:p text:style-name="P1">5. Seleccionar los títulos de los libros sea mayor de 16 caracteres </text:p>
      <text:p text:style-name="P1"><text:tab/><text:span text:style-name="T2">//</text:span><text:span text:style-name="T4">libro[string-length(titulo) &gt; 16]/titulo</text:span></text:p>
      <text:p text:style-name="P1">6. Seleccionar los títulos de los libros entre 10 y 16 caracteres</text:p>
      <text:p text:style-name="P3"><text:tab/><text:span text:style-name="T2">//</text:span><text:span text:style-name="T4">libro[string-length(titulo) &gt; 16 and string-length(titulo) &lt; 10 ]/titulo</text:span></text:p>
      <text:p text:style-name="P1">7. Seleccionar los títulos de libros con mas de 1 autor</text:p>
      <text:p text:style-name="P1"><text:tab/><text:span text:style-name="T2">//</text:span><text:span text:style-name="T4">libro[count(autores/autor) &gt; 1]/titulo</text:span></text:p>
      <text:p text:style-name="P1">8. Seleccionar todos los descendientes del libro cuyo nombre de autor es Dan </text:p>
      <text:p text:style-name="P1"><text:tab/><text:span text:style-name="T2">//</text:span><text:span text:style-name="T4">libro[.//nombre="Dan"]</text:span></text:p>
      <text:p text:style-name="P1">9. Seleccionar el ISBN de los libros cuyo nombre de autor es Dan</text:p>
      <text:p text:style-name="P3"><text:tab/><text:span text:style-name="T2">//</text:span><text:span text:style-name="T4">libro[.//nombre="Dan"]/@ISBN</text:span></text:p>
      <text:p text:style-name="P1">10.Listar todos los títulos después del tercer libro sin incluirse él</text:p>
      <text:p text:style-name="P1"><text:tab/><text:span text:style-name="T2">//</text:span><text:span text:style-name="T4">libro[position() &gt; 3]</text:span></text:p>
      <text:p text:style-name="P1">11.Listar todos los títulos antes del tercer libro sin incluirse el </text:p>
      <text:p text:style-name="P1"><text:tab/><text:span text:style-name="T2">//</text:span><text:span text:style-name="T4">libro[position() &lt;= 3]</text:span></text:p>
      <text:p text:style-name="P1">12.Titulo del ultimo libro de Dan Brown que tenemos</text:p>
      <text:p text:style-name="P4"><text:tab/><text:span text:style-name="T2">//libro[.//nombre = "Dan"][last()]</text:span></text:p>
      <text:p text:style-name="P1">13.Titulo del libro cuyo ISBN es 8441514844</text:p>
      <text:p text:style-name="P4"><text:tab/><text:span text:style-name="T2">//</text:span><text:span text:style-name="T5">libro[@ISBN = 8441514844]/titulo</text:span></text:p>
      <text:p text:style-name="P1">14.Libros escritos por Jason Beres </text:p>
      <text:p text:style-name="P1"><text:tab/><text:span text:style-name="T2">//libro[.//nombre= "Jason" and .//apellido = "Beres"]</text:span></text:p>
      <text:p text:style-name="P1">15.Libros escritos por Jason Beres en los que no es el único autor</text:p>
      <text:p text:style-name="P4"><text:tab/><text:span text:style-name="T2">//libro[.//nombre= "Jason" and .//apellido = "Beres" </text:span><text:span text:style-name="T5">and count(.//autor) &gt; 1</text:span><text:span text:style-name="T2">]</text:span></text:p>
      <text:p text:style-name="P1"><text:span text:style-name="T1">16</text:span>.Lista de Titulos de los libros cuyo precio está en dolares</text:p>
      <text:p text:style-name="P1"><text:tab/><text:span text:style-name="T2">//libro[.//@moneda="dolares"]</text:span></text:p>
      <text:p text:style-name="P4">17.Lista de Titulos y editoriales de los libros cuyo precio esta escrito en dolares</text:p>
      <text:p text:style-name="P4"><text:span text:style-name="T5"><text:tab/>//libro[.//@moneda="dolares"]/titulo | //libro[.//@moneda="dolares"]/editorial</text:span></text:p>
      <text:p text:style-name="P1">B) En el archivo ies.xml: </text:p>
      <text:p text:style-name="P1"/>
      <text:p text:style-name="P1">1. Nombre del Instituto:</text:p>
      <text:p text:style-name="P1"><text:tab/><text:span text:style-name="T2">/</text:span><text:span text:style-name="T5">ies/nombre</text:span></text:p>
      <text:p text:style-name="P1">2. Página web del Instituto:</text:p>
      <text:p text:style-name="P1"><text:tab/><text:span text:style-name="T2">//</text:span><text:span text:style-name="T5">web</text:span></text:p>
      <text:p text:style-name="P1">3. Nombre de los Ciclos Formativos:</text:p>
      <text:p text:style-name="P1"><text:tab/><text:span text:style-name="T2">//</text:span><text:span text:style-name="T5">ciclo/nombre</text:span></text:p>
      <text:p text:style-name="P1">4. Siglas por las que se conocen los Ciclos Formativos:</text:p>
      <text:p text:style-name="P1"><text:tab/><text:span text:style-name="T2">//</text:span><text:span text:style-name="T5">ciclo/@id</text:span></text:p>
      <text:p text:style-name="P1">5. Años en los que se publicaron los decretos de título de los Ciclos Formativos: </text:p>
      <text:p text:style-name="P1"><text:tab/><text:span text:style-name="T2">//</text:span><text:span text:style-name="T5">@año</text:span></text:p>
      <text:p text:style-name="P1">6. Ciclos Formativos de Grado Medio (se trata de obtener el elemento completo):</text:p>
      <text:p text:style-name="P1"><text:tab/><text:span text:style-name="T2">//ciclo[grado="Medio"]</text:span></text:p>
      <text:p text:style-name="P1"/>
      <text:p text:style-name="P1"><text:soft-page-break/>7. Nombre de los Ciclos Formativos de Grado Superior: </text:p>
      <text:p text:style-name="P5"><text:tab/><text:span text:style-name="T2">//ciclo[grado="</text:span><text:span text:style-name="T6">Superior</text:span><text:span text:style-name="T2">"]/</text:span><text:span text:style-name="T6">nombre</text:span></text:p>
      <text:p text:style-name="P1">8. Nombre de los Ciclos Formativos anteriores a 2010:</text:p>
      <text:p text:style-name="P1"><text:tab/><text:span text:style-name="T2">//</text:span><text:span text:style-name="T6">ciclo[.//@año &lt; 2010]/nombre</text:span></text:p>
      <text:p text:style-name="P1">9. Nombre de los Ciclos Formativos de 2008 o 2010: </text:p>
      <text:p text:style-name="P5"><text:tab/><text:span text:style-name="T2">//</text:span><text:span text:style-name="T6">ciclo[.//@año = 2010 and .//@año = 2008]/nombre</text:span></text:p>
      <text:p text:style-name="P1">C)En el archivo modulos.xml: </text:p>
      <text:p text:style-name="P1"><text:tab/></text:p>
      <text:p text:style-name="P1">1. Nombre de los módulos que se imparten en el Instituto:</text:p>
      <text:p text:style-name="P1"><text:tab/><text:span text:style-name="T2">//</text:span><text:span text:style-name="T6">nombre</text:span></text:p>
      <text:p text:style-name="P1">2. Nombre de los módulos del ciclo ASIR: </text:p>
      <text:p text:style-name="P1"><text:tab/><text:span text:style-name="T2">//</text:span><text:span text:style-name="T6">modulo[ciclo="ASIR"]/nombre</text:span></text:p>
      <text:p text:style-name="P1">3. Nombre de los módulos que se imparten en el segundo curso de cualquier ciclo: </text:p>
      <text:p text:style-name="P1"><text:tab/><text:span text:style-name="T2">//</text:span><text:span text:style-name="T6">modulo[curso = "2"]/nombre</text:span></text:p>
      <text:p text:style-name="P1"><text:span text:style-name="T1">4</text:span>. Nombre de los módulos de menos de 5 horas semanales: </text:p>
      <text:p text:style-name="P1"><text:tab/><text:span text:style-name="T2">//</text:span><text:span text:style-name="T6">modulo[horasSemanales &lt; 5]/nombre</text:span></text:p>
      <text:p text:style-name="P1">5. Nombre de los módulos que se imparten en el primer <text:span text:style-name="T10">curso</text:span> de ASIR:</text:p>
      <text:p text:style-name="P5"><text:tab/><text:span text:style-name="T2">//</text:span><text:span text:style-name="T6">modulo[ciclo="ASIR" and curso = "1"]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2:38:42.634000000</meta:creation-date>
    <dc:date>2025-04-10T13:36:14.048000000</dc:date>
    <meta:editing-duration>PT6M54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66" meta:word-count="422" meta:character-count="2859" meta:non-whitespace-character-count="2457"/>
  </office:meta>
</office:document-meta>
</file>